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18.5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05cm" fo:min-width="18.5cm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0.65cm" fo:min-width="3.4cm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7.95cm" fo:min-width="16.1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2.65cm" fo:min-width="16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41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0.75cm" fo:min-width="6.316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0.55cm" fo:min-width="6.316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1.85cm" fo:min-width="2.2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21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55cm" fo:min-width="0.7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21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15cm" fo:min-width="0.7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4.55cm" fo:min-width="16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22cm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3.15cm" fo:min-width="4.218cm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1.15cm" fo:min-width="4.218cm"/>
    </style:style>
    <style:style style:name="gr19" style:family="graphic" style:parent-style-name="standard">
      <style:graphic-properties draw:opacity="0%" draw:textarea-horizontal-align="justify" draw:textarea-vertical-align="middle" draw:auto-grow-height="false" fo:min-height="0.75cm" fo:min-width="4.2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4.95cm" fo:min-width="15.9cm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3.05cm" fo:min-width="2.4cm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1.65cm" fo:min-width="1.9cm"/>
    </style:style>
    <style:style style:name="gr24" style:family="graphic" style:parent-style-name="standard">
      <style:graphic-properties draw:opacity="0%" draw:textarea-horizontal-align="justify" draw:textarea-vertical-align="middle" draw:auto-grow-height="false" fo:min-height="3.05cm" fo:min-width="15.9cm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1.05cm" fo:min-width="15.9cm"/>
    </style:style>
    <style:style style:name="gr26" style:family="graphic" style:parent-style-name="standard">
      <style:graphic-properties draw:opacity="0%" draw:textarea-horizontal-align="justify" draw:textarea-vertical-align="middle" draw:auto-grow-height="false" fo:min-height="1.25cm" fo:min-width="11.4cm"/>
    </style:style>
    <style:style style:name="gr27" style:family="graphic" style:parent-style-name="standard">
      <style:graphic-properties draw:opacity="0%" draw:textarea-horizontal-align="justify" draw:textarea-vertical-align="middle" draw:auto-grow-height="false" fo:min-height="1.85cm" fo:min-width="18.5cm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1.55cm" fo:min-width="2.9cm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0.25cm" fo:min-width="2.7cm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7.95cm" fo:min-width="18.58cm"/>
    </style:style>
    <style:style style:name="gr31" style:family="graphic" style:parent-style-name="standard">
      <style:graphic-properties draw:opacity="0%" draw:textarea-horizontal-align="justify" draw:textarea-vertical-align="middle" draw:auto-grow-height="false" fo:min-height="2.65cm" fo:min-width="18.58cm"/>
    </style:style>
    <style:style style:name="gr32" style:family="graphic" style:parent-style-name="standard">
      <style:graphic-properties draw:opacity="0%" draw:textarea-horizontal-align="justify" draw:textarea-vertical-align="middle" draw:auto-grow-height="false" fo:min-height="0.75cm" fo:min-width="7.334cm"/>
    </style:style>
    <style:style style:name="gr33" style:family="graphic" style:parent-style-name="standard">
      <style:graphic-properties draw:opacity="0%" draw:textarea-horizontal-align="justify" draw:textarea-vertical-align="middle" draw:auto-grow-height="false" fo:min-height="0.55cm" fo:min-width="7.334cm"/>
    </style:style>
    <style:style style:name="gr34" style:family="graphic" style:parent-style-name="standard">
      <style:graphic-properties draw:opacity="0%" draw:textarea-horizontal-align="justify" draw:textarea-vertical-align="middle" draw:auto-grow-height="false" fo:min-height="1.85cm" fo:min-width="2.714cm"/>
    </style:style>
    <style:style style:name="gr35" style:family="graphic" style:parent-style-name="standard">
      <style:graphic-properties draw:opacity="0%" draw:textarea-horizontal-align="justify" draw:textarea-vertical-align="middle" draw:auto-grow-height="false" fo:min-height="0.55cm" fo:min-width="0.905cm"/>
    </style:style>
    <style:style style:name="gr36" style:family="graphic" style:parent-style-name="standard">
      <style:graphic-properties draw:opacity="0%" draw:textarea-horizontal-align="justify" draw:textarea-vertical-align="middle" draw:auto-grow-height="false" fo:min-height="0.15cm" fo:min-width="0.905cm"/>
    </style:style>
    <style:style style:name="gr37" style:family="graphic" style:parent-style-name="standard">
      <style:graphic-properties draw:opacity="0%" draw:textarea-horizontal-align="justify" draw:textarea-vertical-align="middle" draw:auto-grow-height="false" fo:min-height="4.55cm" fo:min-width="18.58cm"/>
    </style:style>
    <style:style style:name="gr38" style:family="graphic" style:parent-style-name="standard">
      <style:graphic-properties draw:opacity="0%" draw:textarea-horizontal-align="justify" draw:textarea-vertical-align="middle" draw:auto-grow-height="false" fo:min-height="3.15cm" fo:min-width="4.924cm"/>
    </style:style>
    <style:style style:name="gr39" style:family="graphic" style:parent-style-name="standard">
      <style:graphic-properties draw:opacity="0%" draw:textarea-horizontal-align="justify" draw:textarea-vertical-align="middle" draw:auto-grow-height="false" fo:min-height="1.15cm" fo:min-width="4.924cm"/>
    </style:style>
    <style:style style:name="gr40" style:family="graphic" style:parent-style-name="standard">
      <style:graphic-properties draw:opacity="0%" draw:textarea-horizontal-align="justify" draw:textarea-vertical-align="middle" draw:auto-grow-height="false" fo:min-height="0.75cm" fo:min-width="4.924cm"/>
    </style:style>
    <style:style style:name="gr41" style:family="graphic" style:parent-style-name="standard">
      <style:graphic-properties draw:opacity="0%" draw:textarea-horizontal-align="justify" draw:textarea-vertical-align="middle" draw:auto-grow-height="false" fo:min-height="3.15cm" fo:min-width="4.922cm"/>
    </style:style>
    <style:style style:name="gr42" style:family="graphic" style:parent-style-name="standard">
      <style:graphic-properties draw:opacity="0%" draw:textarea-horizontal-align="justify" draw:textarea-vertical-align="middle" draw:auto-grow-height="false" fo:min-height="1.15cm" fo:min-width="4.922cm"/>
    </style:style>
    <style:style style:name="gr43" style:family="graphic" style:parent-style-name="standard">
      <style:graphic-properties draw:opacity="0%" draw:textarea-horizontal-align="justify" draw:textarea-vertical-align="middle" draw:auto-grow-height="false" fo:min-height="0.75cm" fo:min-width="4.922cm"/>
    </style:style>
    <style:style style:name="gr44" style:family="graphic" style:parent-style-name="standard">
      <style:graphic-properties draw:opacity="0%" draw:textarea-horizontal-align="justify" draw:textarea-vertical-align="middle" draw:auto-grow-height="false" fo:min-height="0.55cm" fo:min-width="0.907cm"/>
    </style:style>
    <style:style style:name="gr45" style:family="graphic" style:parent-style-name="standard">
      <style:graphic-properties draw:opacity="0%" draw:textarea-horizontal-align="justify" draw:textarea-vertical-align="middle" draw:auto-grow-height="false" fo:min-height="0.15cm" fo:min-width="0.907cm"/>
    </style:style>
    <style:style style:name="gr46" style:family="graphic" style:parent-style-name="standard">
      <style:graphic-properties draw:opacity="0%" draw:textarea-horizontal-align="justify" draw:textarea-vertical-align="middle" draw:auto-grow-height="false" fo:min-height="4.95cm" fo:min-width="18.352cm"/>
    </style:style>
    <style:style style:name="gr47" style:family="graphic" style:parent-style-name="standard">
      <style:graphic-properties draw:opacity="0%" draw:textarea-horizontal-align="justify" draw:textarea-vertical-align="middle" draw:auto-grow-height="false" fo:min-height="3.05cm" fo:min-width="2.832cm"/>
    </style:style>
    <style:style style:name="gr48" style:family="graphic" style:parent-style-name="standard">
      <style:graphic-properties draw:opacity="0%" draw:textarea-horizontal-align="justify" draw:textarea-vertical-align="middle" draw:auto-grow-height="false" fo:min-height="1.65cm" fo:min-width="2.26cm"/>
    </style:style>
    <style:style style:name="gr49" style:family="graphic" style:parent-style-name="standard">
      <style:graphic-properties draw:opacity="0%" draw:textarea-horizontal-align="justify" draw:textarea-vertical-align="middle" draw:auto-grow-height="false" fo:min-height="3.05cm" fo:min-width="2.834cm"/>
    </style:style>
    <style:style style:name="gr50" style:family="graphic" style:parent-style-name="standard">
      <style:graphic-properties draw:opacity="0%" draw:textarea-horizontal-align="justify" draw:textarea-vertical-align="middle" draw:auto-grow-height="false" fo:min-height="1.65cm" fo:min-width="2.258cm"/>
    </style:style>
    <style:style style:name="gr51" style:family="graphic" style:parent-style-name="standard">
      <style:graphic-properties draw:opacity="0%" draw:textarea-horizontal-align="justify" draw:textarea-vertical-align="middle" draw:auto-grow-height="false" fo:min-height="3.05cm" fo:min-width="18.352cm"/>
    </style:style>
    <style:style style:name="gr52" style:family="graphic" style:parent-style-name="standard">
      <style:graphic-properties draw:opacity="0%" draw:textarea-horizontal-align="justify" draw:textarea-vertical-align="middle" draw:auto-grow-height="false" fo:min-height="1.05cm" fo:min-width="18.352cm"/>
    </style:style>
    <style:style style:name="gr53" style:family="graphic" style:parent-style-name="standard">
      <style:graphic-properties draw:opacity="0%" draw:textarea-horizontal-align="justify" draw:textarea-vertical-align="middle" draw:auto-grow-height="false" fo:min-height="1.25cm" fo:min-width="13.18cm"/>
    </style:style>
    <style:style style:name="gr54" style:family="graphic" style:parent-style-name="standard">
      <style:graphic-properties draw:opacity="0%" draw:textarea-horizontal-align="justify" draw:textarea-vertical-align="middle" draw:auto-grow-height="false" fo:min-height="8.365cm" fo:min-width="18.58cm"/>
    </style:style>
    <style:style style:name="gr55" style:family="graphic" style:parent-style-name="standard">
      <style:graphic-properties draw:opacity="0%" draw:textarea-horizontal-align="justify" draw:textarea-vertical-align="middle" draw:auto-grow-height="false" fo:min-height="2.797cm" fo:min-width="18.5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8cm" fo:min-width="1.541cm"/>
    </style:style>
    <style:style style:name="gr57" style:family="graphic" style:parent-style-name="standard">
      <style:graphic-properties draw:opacity="0%" draw:textarea-horizontal-align="justify" draw:textarea-vertical-align="middle" draw:auto-grow-height="false" fo:min-height="0.801cm" fo:min-width="7.334cm"/>
    </style:style>
    <style:style style:name="gr58" style:family="graphic" style:parent-style-name="standard">
      <style:graphic-properties draw:opacity="0%" draw:textarea-horizontal-align="justify" draw:textarea-vertical-align="middle" draw:auto-grow-height="false" fo:min-height="0.591cm" fo:min-width="7.334cm"/>
    </style:style>
    <style:style style:name="gr59" style:family="graphic" style:parent-style-name="standard">
      <style:graphic-properties draw:opacity="0%" draw:textarea-horizontal-align="justify" draw:textarea-vertical-align="middle" draw:auto-grow-height="false" fo:min-height="1.956cm" fo:min-width="2.71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8cm" fo:min-width="0.721cm"/>
    </style:style>
    <style:style style:name="gr61" style:family="graphic" style:parent-style-name="standard">
      <style:graphic-properties draw:opacity="0%" draw:textarea-horizontal-align="justify" draw:textarea-vertical-align="middle" draw:auto-grow-height="false" fo:min-height="0.591cm" fo:min-width="0.9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1cm" fo:min-width="0.721cm"/>
    </style:style>
    <style:style style:name="gr63" style:family="graphic" style:parent-style-name="standard">
      <style:graphic-properties draw:opacity="0%" draw:textarea-horizontal-align="justify" draw:textarea-vertical-align="middle" draw:auto-grow-height="false" fo:min-height="0.17cm" fo:min-width="0.90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cm" fo:min-width="0cm"/>
    </style:style>
    <style:style style:name="gr65" style:family="graphic" style:parent-style-name="standard">
      <style:graphic-properties draw:opacity="0%" draw:textarea-horizontal-align="justify" draw:textarea-vertical-align="middle" draw:auto-grow-height="false" fo:min-height="4.793cm" fo:min-width="18.5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8cm" fo:min-width="0.722cm"/>
    </style:style>
    <style:style style:name="gr67" style:family="graphic" style:parent-style-name="standard">
      <style:graphic-properties draw:opacity="0%" draw:textarea-horizontal-align="justify" draw:textarea-vertical-align="middle" draw:auto-grow-height="false" fo:min-height="3.322cm" fo:min-width="4.92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7cm" fo:min-width="1.541cm"/>
    </style:style>
    <style:style style:name="gr69" style:family="graphic" style:parent-style-name="standard">
      <style:graphic-properties draw:opacity="0%" draw:textarea-horizontal-align="justify" draw:textarea-vertical-align="middle" draw:auto-grow-height="false" fo:min-height="1.221cm" fo:min-width="4.924cm"/>
    </style:style>
    <style:style style:name="gr70" style:family="graphic" style:parent-style-name="standard">
      <style:graphic-properties draw:opacity="0%" draw:textarea-horizontal-align="justify" draw:textarea-vertical-align="middle" draw:auto-grow-height="false" fo:min-height="0.8cm" fo:min-width="4.92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6cm" fo:min-width="0cm"/>
    </style:style>
    <style:style style:name="gr72" style:family="graphic" style:parent-style-name="standard">
      <style:graphic-properties draw:opacity="0%" draw:textarea-horizontal-align="justify" draw:textarea-vertical-align="middle" draw:auto-grow-height="false" fo:min-height="5.214cm" fo:min-width="18.352cm"/>
    </style:style>
    <style:style style:name="gr73" style:family="graphic" style:parent-style-name="standard">
      <style:graphic-properties draw:opacity="0%" draw:textarea-horizontal-align="justify" draw:textarea-vertical-align="middle" draw:auto-grow-height="false" fo:min-height="1.221cm" fo:min-width="2.834cm"/>
    </style:style>
    <style:style style:name="gr74" style:family="graphic" style:parent-style-name="standard">
      <style:graphic-properties draw:opacity="0%" draw:textarea-horizontal-align="justify" draw:textarea-vertical-align="middle" draw:auto-grow-height="false" fo:min-height="0.597cm" fo:min-width="2.258cm"/>
    </style:style>
    <style:style style:name="gr75" style:family="graphic" style:parent-style-name="standard">
      <style:graphic-properties draw:opacity="0%" draw:textarea-horizontal-align="justify" draw:textarea-vertical-align="middle" draw:auto-grow-height="false" fo:min-height="3.217cm" fo:min-width="18.352cm"/>
    </style:style>
    <style:style style:name="gr76" style:family="graphic" style:parent-style-name="standard">
      <style:graphic-properties draw:opacity="0%" draw:textarea-horizontal-align="justify" draw:textarea-vertical-align="middle" draw:auto-grow-height="false" fo:min-height="1.116cm" fo:min-width="18.352cm"/>
    </style:style>
    <style:style style:name="gr77" style:family="graphic" style:parent-style-name="standard">
      <style:graphic-properties draw:opacity="0%" draw:textarea-horizontal-align="justify" draw:textarea-vertical-align="middle" draw:auto-grow-height="false" fo:min-height="1.326cm" fo:min-width="13.18cm"/>
    </style:style>
    <style:style style:name="gr78" style:family="graphic" style:parent-style-name="standard">
      <style:graphic-properties draw:opacity="0%" draw:textarea-horizontal-align="justify" draw:textarea-vertical-align="middle" draw:auto-grow-height="false" fo:min-height="1.956cm" fo:min-width="18.5cm"/>
    </style:style>
    <style:style style:name="gr79" style:family="graphic" style:parent-style-name="standard">
      <style:graphic-properties draw:opacity="0%" draw:textarea-horizontal-align="justify" draw:textarea-vertical-align="middle" draw:auto-grow-height="false" fo:min-height="1.641cm" fo:min-width="8.1cm"/>
    </style:style>
    <style:style style:name="gr80" style:family="graphic" style:parent-style-name="standard">
      <style:graphic-properties draw:opacity="0%" draw:textarea-horizontal-align="justify" draw:textarea-vertical-align="middle" draw:auto-grow-height="false" fo:min-height="0.275cm" fo:min-width="7.594cm"/>
    </style:style>
    <style:style style:name="gr81" style:family="graphic" style:parent-style-name="standard">
      <style:graphic-properties draw:opacity="0%" draw:textarea-horizontal-align="justify" draw:textarea-vertical-align="middle" draw:auto-grow-height="false" fo:min-height="0.276cm" fo:min-width="7.59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.721cm"/>
    </style:style>
    <style:style style:name="gr83" style:family="graphic" style:parent-style-name="standard">
      <style:graphic-properties draw:opacity="0%" draw:textarea-horizontal-align="justify" draw:textarea-vertical-align="middle" draw:auto-grow-height="false" fo:min-height="0.171cm" fo:min-width="0.905cm"/>
    </style:style>
    <style:style style:name="gr84" style:family="graphic" style:parent-style-name="objectwithoutfill">
      <style:graphic-properties draw:marker-end="Arrow" draw:marker-end-width="0.3cm" draw:fill="none" draw:textarea-vertical-align="middle"/>
    </style:style>
    <style:style style:name="gr85" style:family="graphic" style:parent-style-name="standard">
      <style:graphic-properties draw:fill-color="#ffffff" draw:opacity="99%" draw:textarea-horizontal-align="justify" draw:textarea-vertical-align="middle" draw:auto-grow-height="false" fo:min-height="1.15cm" fo:min-width="1.3cm"/>
    </style:style>
    <style:style style:name="gr86" style:family="graphic" style:parent-style-name="standard">
      <style:graphic-properties draw:stroke="none" svg:stroke-color="#000000" draw:fill="none" draw:fill-color="#ffffff" fo:min-height="2.134cm"/>
    </style:style>
    <style:style style:name="gr87" style:family="graphic" style:parent-style-name="standard">
      <style:graphic-properties draw:opacity="1%" draw:textarea-horizontal-align="justify" draw:textarea-vertical-align="middle" draw:auto-grow-height="false" fo:min-height="0.55cm" fo:min-width="0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 draw:opacity="99%"/>
      <style:paragraph-properties fo:text-align="center"/>
    </style:style>
    <style:style style:name="P7" style:family="paragraph">
      <loext:graphic-properties draw:opacity="1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7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.3cm" svg:x="1cm" svg:y="3.7cm">
          <text:p text:style-name="P1">nav&gt;u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5.4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0.2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4.8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6cm" svg:height="8.2cm" svg:x="2.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6cm" svg:height="2.9cm" svg:x="2.3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5cm" svg:height="1.673cm" svg:x="2.65cm" svg:y="5.6cm">
          <draw:text-box>
            <text:p>article</text:p>
          </draw:text-box>
        </draw:frame>
        <draw:custom-shape draw:style-name="gr7" draw:text-style-name="P2" draw:layer="layout" svg:width="6.816cm" svg:height="1cm" svg:x="6.93cm" svg:y="5.2cm">
          <text:p text:style-name="P1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6.816cm" svg:height="0.8cm" svg:x="6.93cm" svg:y="6.6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796cm" svg:height="2.1cm" svg:x="3.61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2.454cm" svg:y="8.6cm">
          <draw:text-box>
            <text:p>div</text:p>
          </draw:text-box>
        </draw:frame>
        <draw:custom-shape draw:style-name="gr11" draw:text-style-name="P2" draw:layer="layout" svg:width="1.223cm" svg:height="0.8cm" svg:x="4.39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4.397cm" svg:y="8.138cm">
          <draw:text-box>
            <text:p>div</text:p>
          </draw:text-box>
        </draw:frame>
        <draw:custom-shape draw:style-name="gr13" draw:text-style-name="P2" draw:layer="layout" svg:width="1.223cm" svg:height="0.4cm" svg:x="4.397cm" svg:y="9.3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4.1cm" svg:y="8.601cm">
          <draw:text-box>
            <text:p><text:span text:style-name="T1">logo</text:span></text:p>
          </draw:text-box>
        </draw:frame>
        <draw:frame draw:style-name="gr10" draw:text-style-name="P3" draw:layer="layout" svg:width="2.023cm" svg:height="1.673cm" svg:x="17.677cm" svg:y="8.5cm">
          <draw:text-box>
            <text:p>div</text:p>
          </draw:text-box>
        </draw:frame>
        <draw:custom-shape draw:style-name="gr15" draw:text-style-name="P2" draw:layer="layout" svg:width="16.6cm" svg:height="4.8cm" svg:x="2.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out" svg:width="1.986cm" svg:height="1.673cm" svg:x="17.414cm" svg:y="13.6cm">
          <draw:text-box>
            <text:p>div</text:p>
          </draw:text-box>
        </draw:frame>
        <draw:custom-shape draw:style-name="gr17" draw:text-style-name="P2" draw:layer="layout" svg:width="4.718cm" svg:height="3.4cm" svg:x="4.484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326cm" svg:height="1.673cm" svg:x="2.474cm" svg:y="14cm">
          <draw:text-box>
            <text:p>article</text:p>
          </draw:text-box>
        </draw:frame>
        <draw:custom-shape draw:style-name="gr18" draw:text-style-name="P2" draw:layer="layout" svg:width="4.718cm" svg:height="1.4cm" svg:x="4.484cm" svg:y="13.9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4.718cm" svg:height="1cm" svg:x="4.484cm" svg:y="15.3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0.746cm" svg:height="1.262cm" svg:x="6.144cm" svg:y="16.3cm">
          <draw:text-box>
            <text:p>p</text:p>
          </draw:text-box>
        </draw:frame>
        <draw:custom-shape draw:style-name="gr17" draw:text-style-name="P2" draw:layer="layout" svg:width="4.718cm" svg:height="3.4cm" svg:x="11.824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385cm" svg:height="1.673cm" svg:x="9.815cm" svg:y="14cm">
          <draw:text-box>
            <text:p>article</text:p>
          </draw:text-box>
        </draw:frame>
        <draw:custom-shape draw:style-name="gr18" draw:text-style-name="P2" draw:layer="layout" svg:width="4.718cm" svg:height="1.4cm" svg:x="11.824cm" svg:y="13.9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4.718cm" svg:height="1cm" svg:x="11.824cm" svg:y="15.3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0.746cm" svg:height="1.262cm" svg:x="13.484cm" svg:y="16.3cm">
          <draw:text-box>
            <text:p>p</text:p>
          </draw:text-box>
        </draw:frame>
        <draw:custom-shape draw:style-name="gr9" draw:text-style-name="P2" draw:layer="layout" svg:width="2.796cm" svg:height="2.1cm" svg:x="3.611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2.455cm" svg:y="11.001cm">
          <draw:text-box>
            <text:p>div</text:p>
          </draw:text-box>
        </draw:frame>
        <draw:custom-shape draw:style-name="gr11" draw:text-style-name="P2" draw:layer="layout" svg:width="1.223cm" svg:height="0.8cm" svg:x="4.398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4.398cm" svg:y="10.539cm">
          <draw:text-box>
            <text:p>div</text:p>
          </draw:text-box>
        </draw:frame>
        <draw:custom-shape draw:style-name="gr13" draw:text-style-name="P2" draw:layer="layout" svg:width="1.223cm" svg:height="0.4cm" svg:x="4.398cm" svg:y="11.7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4.101cm" svg:y="11.002cm">
          <draw:text-box>
            <text:p><text:span text:style-name="T1">logo</text:span></text:p>
          </draw:text-box>
        </draw:frame>
        <draw:custom-shape draw:style-name="gr9" draw:text-style-name="P2" draw:layer="layout" svg:width="2.796cm" svg:height="2.1cm" svg:x="8.211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7.055cm" svg:y="8.601cm">
          <draw:text-box>
            <text:p>div</text:p>
          </draw:text-box>
        </draw:frame>
        <draw:custom-shape draw:style-name="gr11" draw:text-style-name="P2" draw:layer="layout" svg:width="1.223cm" svg:height="0.8cm" svg:x="8.998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8.998cm" svg:y="8.139cm">
          <draw:text-box>
            <text:p>div</text:p>
          </draw:text-box>
        </draw:frame>
        <draw:custom-shape draw:style-name="gr13" draw:text-style-name="P2" draw:layer="layout" svg:width="1.223cm" svg:height="0.4cm" svg:x="8.998cm" svg:y="9.3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8.701cm" svg:y="8.602cm">
          <draw:text-box>
            <text:p><text:span text:style-name="T1">logo</text:span></text:p>
          </draw:text-box>
        </draw:frame>
        <draw:custom-shape draw:style-name="gr9" draw:text-style-name="P2" draw:layer="layout" svg:width="2.796cm" svg:height="2.1cm" svg:x="13.411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12.255cm" svg:y="8.601cm">
          <draw:text-box>
            <text:p>div</text:p>
          </draw:text-box>
        </draw:frame>
        <draw:custom-shape draw:style-name="gr11" draw:text-style-name="P2" draw:layer="layout" svg:width="1.223cm" svg:height="0.8cm" svg:x="14.198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14.198cm" svg:y="8.139cm">
          <draw:text-box>
            <text:p>div</text:p>
          </draw:text-box>
        </draw:frame>
        <draw:custom-shape draw:style-name="gr13" draw:text-style-name="P2" draw:layer="layout" svg:width="1.223cm" svg:height="0.4cm" svg:x="14.198cm" svg:y="9.3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13.901cm" svg:y="8.602cm">
          <draw:text-box>
            <text:p><text:span text:style-name="T1">logo</text:span></text:p>
          </draw:text-box>
        </draw:frame>
        <draw:custom-shape draw:style-name="gr9" draw:text-style-name="P2" draw:layer="layout" svg:width="2.796cm" svg:height="2.1cm" svg:x="8.211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7.055cm" svg:y="11.001cm">
          <draw:text-box>
            <text:p>div</text:p>
          </draw:text-box>
        </draw:frame>
        <draw:custom-shape draw:style-name="gr11" draw:text-style-name="P2" draw:layer="layout" svg:width="1.223cm" svg:height="0.8cm" svg:x="8.998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8.998cm" svg:y="10.539cm">
          <draw:text-box>
            <text:p>div</text:p>
          </draw:text-box>
        </draw:frame>
        <draw:custom-shape draw:style-name="gr13" draw:text-style-name="P2" draw:layer="layout" svg:width="1.223cm" svg:height="0.4cm" svg:x="8.998cm" svg:y="11.7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8.701cm" svg:y="11.002cm">
          <draw:text-box>
            <text:p><text:span text:style-name="T1">logo</text:span></text:p>
          </draw:text-box>
        </draw:frame>
        <draw:custom-shape draw:style-name="gr9" draw:text-style-name="P2" draw:layer="layout" svg:width="2.796cm" svg:height="2.1cm" svg:x="13.411cm" svg:y="10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12.255cm" svg:y="11.101cm">
          <draw:text-box>
            <text:p>div</text:p>
          </draw:text-box>
        </draw:frame>
        <draw:custom-shape draw:style-name="gr11" draw:text-style-name="P2" draw:layer="layout" svg:width="1.223cm" svg:height="0.8cm" svg:x="14.198cm" svg:y="1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14.198cm" svg:y="10.639cm">
          <draw:text-box>
            <text:p>div</text:p>
          </draw:text-box>
        </draw:frame>
        <draw:custom-shape draw:style-name="gr13" draw:text-style-name="P2" draw:layer="layout" svg:width="1.223cm" svg:height="0.4cm" svg:x="14.198cm" svg:y="11.8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13.901cm" svg:y="11.102cm">
          <draw:text-box>
            <text:p><text:span text:style-name="T1">logo</text:span></text:p>
          </draw:text-box>
        </draw:frame>
        <draw:custom-shape draw:style-name="gr21" draw:text-style-name="P2" draw:layer="layout" svg:width="16.4cm" svg:height="5.2cm" svg:x="2.4cm" svg:y="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cm" svg:height="3.3cm" svg:x="3.9cm" svg:y="18.8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4cm" svg:height="1.9cm" svg:x="4.1cm" svg:y="19.8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cm" svg:height="3.3cm" svg:x="9.1cm" svg:y="18.8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4cm" svg:height="1.9cm" svg:x="9.3cm" svg:y="19.8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cm" svg:height="3.3cm" svg:x="13.7cm" svg:y="18.7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4cm" svg:height="1.9cm" svg:x="13.9cm" svg:y="19.7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6.4cm" svg:height="3.3cm" svg:x="2.4cm" svg:y="23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6.4cm" svg:height="1.3cm" svg:x="2.4cm" svg:y="25.2cm">
          <text:p text:style-name="P1">Google map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1.9cm" svg:height="1.5cm" svg:x="4.3cm" svg:y="23.4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2.8cm" svg:y="26.9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2.9cm" svg:y="27.4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2.9cm" svg:y="28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8.3cm" svg:y="26.875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8.4cm" svg:y="27.3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8.4cm" svg:y="27.9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14.1cm" svg:y="26.875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14.2cm" svg:y="27.3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14.2cm" svg:y="27.975cm">
          <text:p text:style-name="P1">li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9cm" svg:height="2.7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.3cm" svg:x="1cm" svg:y="3.7cm">
          <text:p text:style-name="P1">nav&gt;u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5.4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0.2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4.8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9.08cm" svg:height="8.2cm" svg:x="1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9.08cm" svg:height="2.9cm" svg:x="1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cm" svg:height="1.673cm" svg:x="1.402cm" svg:y="5.6cm">
          <draw:text-box>
            <text:p>article</text:p>
          </draw:text-box>
        </draw:frame>
        <draw:custom-shape draw:style-name="gr32" draw:text-style-name="P2" draw:layer="layout" svg:width="7.834cm" svg:height="1cm" svg:x="6.322cm" svg:y="5.2cm">
          <text:p text:style-name="P1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7.834cm" svg:height="0.8cm" svg:x="6.322cm" svg:y="6.6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3.214cm" svg:height="2.1cm" svg:x="2.506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cm" svg:height="1.673cm" svg:x="1.178cm" svg:y="8.6cm">
          <draw:text-box>
            <text:p>div</text:p>
          </draw:text-box>
        </draw:frame>
        <draw:custom-shape draw:style-name="gr35" draw:text-style-name="P2" draw:layer="layout" svg:width="1.405cm" svg:height="0.8cm" svg:x="3.411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1cm" svg:height="0.962cm" svg:x="3.411cm" svg:y="8.138cm">
          <draw:text-box>
            <text:p>div</text:p>
          </draw:text-box>
        </draw:frame>
        <draw:custom-shape draw:style-name="gr36" draw:text-style-name="P2" draw:layer="layout" svg:width="1.405cm" svg:height="0.4cm" svg:x="3.411cm" svg:y="9.3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3.068cm" svg:y="8.601cm">
          <draw:text-box>
            <text:p><text:span text:style-name="T1">logo</text:span></text:p>
          </draw:text-box>
        </draw:frame>
        <draw:frame draw:style-name="gr10" draw:text-style-name="P3" draw:layer="layout" svg:width="2.325cm" svg:height="1.673cm" svg:x="18.675cm" svg:y="8.5cm">
          <draw:text-box>
            <text:p>div</text:p>
          </draw:text-box>
        </draw:frame>
        <draw:custom-shape draw:style-name="gr37" draw:text-style-name="P2" draw:layer="layout" svg:width="19.08cm" svg:height="4.8cm" svg:x="1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out" svg:width="2.284cm" svg:height="1.673cm" svg:x="18.372cm" svg:y="13.6cm">
          <draw:text-box>
            <text:p>div</text:p>
          </draw:text-box>
        </draw:frame>
        <draw:custom-shape draw:style-name="gr38" draw:text-style-name="P2" draw:layer="layout" svg:width="5.424cm" svg:height="3.4cm" svg:x="3.51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674cm" svg:height="1.673cm" svg:x="1.2cm" svg:y="14cm">
          <draw:text-box>
            <text:p>article</text:p>
          </draw:text-box>
        </draw:frame>
        <draw:custom-shape draw:style-name="gr39" draw:text-style-name="P2" draw:layer="layout" svg:width="5.424cm" svg:height="1.4cm" svg:x="3.51cm" svg:y="13.9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5.424cm" svg:height="1cm" svg:x="3.51cm" svg:y="15.3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0.858cm" svg:height="1.262cm" svg:x="5.418cm" svg:y="16.3cm">
          <draw:text-box>
            <text:p>p</text:p>
          </draw:text-box>
        </draw:frame>
        <draw:custom-shape draw:style-name="gr41" draw:text-style-name="P2" draw:layer="layout" svg:width="5.422cm" svg:height="3.4cm" svg:x="11.948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743cm" svg:height="1.673cm" svg:x="9.637cm" svg:y="14cm">
          <draw:text-box>
            <text:p>article</text:p>
          </draw:text-box>
        </draw:frame>
        <draw:custom-shape draw:style-name="gr42" draw:text-style-name="P2" draw:layer="layout" svg:width="5.422cm" svg:height="1.4cm" svg:x="11.948cm" svg:y="13.9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5.422cm" svg:height="1cm" svg:x="11.948cm" svg:y="15.3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0.856cm" svg:height="1.262cm" svg:x="13.856cm" svg:y="16.3cm">
          <draw:text-box>
            <text:p>p</text:p>
          </draw:text-box>
        </draw:frame>
        <draw:custom-shape draw:style-name="gr34" draw:text-style-name="P2" draw:layer="layout" svg:width="3.214cm" svg:height="2.1cm" svg:x="2.507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1.179cm" svg:y="11.001cm">
          <draw:text-box>
            <text:p>div</text:p>
          </draw:text-box>
        </draw:frame>
        <draw:custom-shape draw:style-name="gr35" draw:text-style-name="P2" draw:layer="layout" svg:width="1.405cm" svg:height="0.8cm" svg:x="3.412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1cm" svg:height="0.962cm" svg:x="3.412cm" svg:y="10.539cm">
          <draw:text-box>
            <text:p>div</text:p>
          </draw:text-box>
        </draw:frame>
        <draw:custom-shape draw:style-name="gr36" draw:text-style-name="P2" draw:layer="layout" svg:width="1.405cm" svg:height="0.4cm" svg:x="3.412cm" svg:y="11.7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3.071cm" svg:y="11.002cm">
          <draw:text-box>
            <text:p><text:span text:style-name="T1">logo</text:span></text:p>
          </draw:text-box>
        </draw:frame>
        <draw:custom-shape draw:style-name="gr34" draw:text-style-name="P2" draw:layer="layout" svg:width="3.214cm" svg:height="2.1cm" svg:x="7.795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6.465cm" svg:y="8.601cm">
          <draw:text-box>
            <text:p>div</text:p>
          </draw:text-box>
        </draw:frame>
        <draw:custom-shape draw:style-name="gr44" draw:text-style-name="P2" draw:layer="layout" svg:width="1.407cm" svg:height="0.8cm" svg:x="8.698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3cm" svg:height="0.962cm" svg:x="8.698cm" svg:y="8.139cm">
          <draw:text-box>
            <text:p>div</text:p>
          </draw:text-box>
        </draw:frame>
        <draw:custom-shape draw:style-name="gr45" draw:text-style-name="P2" draw:layer="layout" svg:width="1.407cm" svg:height="0.4cm" svg:x="8.698cm" svg:y="9.3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8.357cm" svg:y="8.602cm">
          <draw:text-box>
            <text:p><text:span text:style-name="T1">logo</text:span></text:p>
          </draw:text-box>
        </draw:frame>
        <draw:custom-shape draw:style-name="gr34" draw:text-style-name="P2" draw:layer="layout" svg:width="3.214cm" svg:height="2.1cm" svg:x="13.771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12.443cm" svg:y="8.601cm">
          <draw:text-box>
            <text:p>div</text:p>
          </draw:text-box>
        </draw:frame>
        <draw:custom-shape draw:style-name="gr35" draw:text-style-name="P2" draw:layer="layout" svg:width="1.405cm" svg:height="0.8cm" svg:x="14.676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3cm" svg:height="0.962cm" svg:x="14.676cm" svg:y="8.139cm">
          <draw:text-box>
            <text:p>div</text:p>
          </draw:text-box>
        </draw:frame>
        <draw:custom-shape draw:style-name="gr36" draw:text-style-name="P2" draw:layer="layout" svg:width="1.405cm" svg:height="0.4cm" svg:x="14.676cm" svg:y="9.3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14.335cm" svg:y="8.602cm">
          <draw:text-box>
            <text:p><text:span text:style-name="T1">logo</text:span></text:p>
          </draw:text-box>
        </draw:frame>
        <draw:custom-shape draw:style-name="gr34" draw:text-style-name="P2" draw:layer="layout" svg:width="3.214cm" svg:height="2.1cm" svg:x="7.795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6.465cm" svg:y="11.001cm">
          <draw:text-box>
            <text:p>div</text:p>
          </draw:text-box>
        </draw:frame>
        <draw:custom-shape draw:style-name="gr44" draw:text-style-name="P2" draw:layer="layout" svg:width="1.407cm" svg:height="0.8cm" svg:x="8.698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3cm" svg:height="0.962cm" svg:x="8.698cm" svg:y="10.539cm">
          <draw:text-box>
            <text:p>div</text:p>
          </draw:text-box>
        </draw:frame>
        <draw:custom-shape draw:style-name="gr45" draw:text-style-name="P2" draw:layer="layout" svg:width="1.407cm" svg:height="0.4cm" svg:x="8.698cm" svg:y="11.7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8.357cm" svg:y="11.002cm">
          <draw:text-box>
            <text:p><text:span text:style-name="T1">logo</text:span></text:p>
          </draw:text-box>
        </draw:frame>
        <draw:custom-shape draw:style-name="gr34" draw:text-style-name="P2" draw:layer="layout" svg:width="3.214cm" svg:height="2.1cm" svg:x="13.771cm" svg:y="10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12.443cm" svg:y="11.101cm">
          <draw:text-box>
            <text:p>div</text:p>
          </draw:text-box>
        </draw:frame>
        <draw:custom-shape draw:style-name="gr35" draw:text-style-name="P2" draw:layer="layout" svg:width="1.405cm" svg:height="0.8cm" svg:x="14.676cm" svg:y="1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3cm" svg:height="0.962cm" svg:x="14.676cm" svg:y="10.639cm">
          <draw:text-box>
            <text:p>div</text:p>
          </draw:text-box>
        </draw:frame>
        <draw:custom-shape draw:style-name="gr36" draw:text-style-name="P2" draw:layer="layout" svg:width="1.405cm" svg:height="0.4cm" svg:x="14.676cm" svg:y="11.8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14.335cm" svg:y="11.102cm">
          <draw:text-box>
            <text:p><text:span text:style-name="T1">logo</text:span></text:p>
          </draw:text-box>
        </draw:frame>
        <draw:custom-shape draw:style-name="gr46" draw:text-style-name="P2" draw:layer="layout" svg:width="18.852cm" svg:height="5.2cm" svg:x="1.114cm" svg:y="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3.332cm" svg:height="3.3cm" svg:x="2.84cm" svg:y="18.8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76cm" svg:height="1.9cm" svg:x="3.068cm" svg:y="19.8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3.334cm" svg:height="3.3cm" svg:x="8.816cm" svg:y="18.8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2.758cm" svg:height="1.9cm" svg:x="9.046cm" svg:y="19.8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3.332cm" svg:height="3.3cm" svg:x="14.104cm" svg:y="18.7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2.758cm" svg:height="1.9cm" svg:x="14.334cm" svg:y="19.7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18.852cm" svg:height="3.3cm" svg:x="1.114cm" svg:y="23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8.852cm" svg:height="1.3cm" svg:x="1.114cm" svg:y="25.2cm">
          <text:p text:style-name="P1">Google map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3.68cm" svg:height="1.5cm" svg:x="3.298cm" svg:y="23.4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2.8cm" svg:y="26.9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2.9cm" svg:y="27.4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2.9cm" svg:y="28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8.3cm" svg:y="26.875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8.4cm" svg:y="27.3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8.4cm" svg:y="27.9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14.1cm" svg:y="26.875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14.2cm" svg:y="27.3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14.2cm" svg:y="27.975cm">
          <text:p text:style-name="P1">li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19cm" svg:height="2.7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19.08cm" svg:height="8.615cm" svg:x="1cm" svg:y="3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9.08cm" svg:height="3.047cm" svg:x="1cm" svg:y="3.8cm">
          <text:p/>
          <draw:enhanced-geometry svg:viewBox="0 0 21600 21600" draw:type="rectangle" draw:enhanced-path="M 0 0 L 21600 0 21600 21600 0 21600 0 0 Z N"/>
        </draw:custom-shape>
        <draw:frame draw:style-name="gr56" draw:text-style-name="P3" draw:layer="layout" svg:width="2.2cm" svg:height="1.758cm" svg:x="1.402cm" svg:y="4.43cm">
          <draw:text-box>
            <text:p>article</text:p>
          </draw:text-box>
        </draw:frame>
        <draw:custom-shape draw:style-name="gr57" draw:text-style-name="P2" draw:layer="layout" svg:width="7.834cm" svg:height="1.051cm" svg:x="6.322cm" svg:y="4.01cm">
          <text:p text:style-name="P1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7.834cm" svg:height="0.841cm" svg:x="6.322cm" svg:y="5.48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draw:layer="layout" svg:width="3.214cm" svg:height="2.206cm" svg:x="8.428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" draw:layer="layout" svg:width="1.89cm" svg:height="1.758cm" svg:x="7.1cm" svg:y="7.332cm">
          <draw:text-box>
            <text:p>div</text:p>
          </draw:text-box>
        </draw:frame>
        <draw:custom-shape draw:style-name="gr61" draw:text-style-name="P2" draw:layer="layout" svg:width="1.405cm" svg:height="0.841cm" svg:x="9.333cm" svg:y="7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draw:layer="layout" svg:width="2.301cm" svg:height="1.011cm" svg:x="9.333cm" svg:y="6.847cm">
          <draw:text-box>
            <text:p>div</text:p>
          </draw:text-box>
        </draw:frame>
        <draw:custom-shape draw:style-name="gr63" draw:text-style-name="P2" draw:layer="layout" svg:width="1.405cm" svg:height="0.42cm" svg:x="9.333cm" svg:y="8.068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" draw:layer="layout" svg:width="1.954cm" svg:height="1.26cm" svg:x="8.99cm" svg:y="7.333cm">
          <draw:text-box>
            <text:p><text:span text:style-name="T1">logo</text:span></text:p>
          </draw:text-box>
        </draw:frame>
        <draw:frame draw:style-name="gr60" draw:text-style-name="P3" draw:layer="layout" svg:width="2.325cm" svg:height="1.758cm" svg:x="18.675cm" svg:y="7.477cm">
          <draw:text-box>
            <text:p>div</text:p>
          </draw:text-box>
        </draw:frame>
        <draw:custom-shape draw:style-name="gr65" draw:text-style-name="P2" draw:layer="layout" svg:width="19.08cm" svg:height="5.043cm" svg:x="1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3" draw:layer="layout" svg:width="2.284cm" svg:height="1.758cm" svg:x="18.372cm" svg:y="12.835cm">
          <draw:text-box>
            <text:p>div</text:p>
          </draw:text-box>
        </draw:frame>
        <draw:custom-shape draw:style-name="gr67" draw:text-style-name="P2" draw:layer="layout" svg:width="5.424cm" svg:height="3.572cm" svg:x="8.71cm" svg:y="13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3" draw:layer="layout" svg:width="2.674cm" svg:height="1.757cm" svg:x="6.4cm" svg:y="13.256cm">
          <draw:text-box>
            <text:p>article</text:p>
          </draw:text-box>
        </draw:frame>
        <draw:custom-shape draw:style-name="gr69" draw:text-style-name="P2" draw:layer="layout" svg:width="5.424cm" svg:height="1.471cm" svg:x="8.71cm" svg:y="13.151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" draw:layer="layout" svg:width="5.424cm" svg:height="1.05cm" svg:x="8.71cm" svg:y="14.622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3" draw:layer="layout" svg:width="0.858cm" svg:height="1.326cm" svg:x="10.618cm" svg:y="15.672cm">
          <draw:text-box>
            <text:p>p</text:p>
          </draw:text-box>
        </draw:frame>
        <draw:custom-shape draw:style-name="gr72" draw:text-style-name="P2" draw:layer="layout" svg:width="18.852cm" svg:height="5.464cm" svg:x="1.114cm" svg:y="17.45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3.334cm" svg:height="1.471cm" svg:x="8.816cm" svg:y="18.299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758cm" svg:height="0.847cm" svg:x="9.046cm" svg:y="18.744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18.852cm" svg:height="3.467cm" svg:x="1.114cm" svg:y="22.9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18.852cm" svg:height="1.366cm" svg:x="1.114cm" svg:y="25.023cm">
          <text:p text:style-name="P1">Google map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13.68cm" svg:height="1.576cm" svg:x="3.298cm" svg:y="23.132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19cm" svg:height="2.206cm" svg:x="1cm" svg:y="26.49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8.6cm" svg:height="1.891cm" svg:x="6.1cm" svg:y="26.783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8.094cm" svg:height="0.525cm" svg:x="6.353cm" svg:y="27.308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8.094cm" svg:height="0.526cm" svg:x="6.353cm" svg:y="27.938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3.214cm" svg:height="2.206cm" svg:x="8.429cm" svg:y="9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" draw:layer="layout" svg:width="1.89cm" svg:height="1.758cm" svg:x="7.101cm" svg:y="10.065cm">
          <draw:text-box>
            <text:p>div</text:p>
          </draw:text-box>
        </draw:frame>
        <draw:custom-shape draw:style-name="gr61" draw:text-style-name="P2" draw:layer="layout" svg:width="1.405cm" svg:height="0.841cm" svg:x="9.334cm" svg:y="10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" draw:layer="layout" svg:width="2.301cm" svg:height="1.01cm" svg:x="9.334cm" svg:y="9.58cm">
          <draw:text-box>
            <text:p>div</text:p>
          </draw:text-box>
        </draw:frame>
        <draw:custom-shape draw:style-name="gr83" draw:text-style-name="P2" draw:layer="layout" svg:width="1.405cm" svg:height="0.421cm" svg:x="9.334cm" svg:y="10.8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" draw:layer="layout" svg:width="1.954cm" svg:height="1.26cm" svg:x="8.991cm" svg:y="10.066cm">
          <draw:text-box>
            <text:p><text:span text:style-name="T1">logo</text:span></text:p>
          </draw:text-box>
        </draw:frame>
        <draw:line draw:style-name="gr84" draw:text-style-name="P5" draw:layer="layout" svg:x1="6.2cm" svg:y1="19.875cm" svg:x2="8.6cm" svg:y2="18.824cm">
          <text:p text:style-name="P1">x3</text:p>
        </draw:line>
        <draw:line draw:style-name="gr84" draw:text-style-name="P5" draw:layer="layout" svg:x1="5.8cm" svg:y1="16.198cm" svg:x2="8.5cm" svg:y2="14.832cm">
          <text:p text:style-name="P1">x2</text:p>
        </draw:line>
        <draw:line draw:style-name="gr84" draw:text-style-name="P5" draw:layer="layout" svg:x1="3.9cm" svg:y1="10.419cm" svg:x2="6.9cm" svg:y2="8.423cm">
          <text:p text:style-name="P1">x6</text:p>
        </draw:line>
        <draw:line draw:style-name="gr84" draw:text-style-name="P5" draw:layer="layout" svg:x1="3cm" svg:y1="28.175cm" svg:x2="6cm" svg:y2="27.124cm">
          <text:p text:style-name="P1">x3</text:p>
        </draw:line>
        <draw:custom-shape draw:style-name="gr85" draw:text-style-name="P6" draw:layer="layout" svg:width="1.8cm" svg:height="1.4cm" svg:x="1.2cm" svg:y="1cm">
          <text:p/>
          <draw:enhanced-geometry svg:viewBox="0 0 21600 21600" draw:type="rectangle" draw:enhanced-path="M 0 0 L 21600 0 21600 21600 0 21600 0 0 Z N"/>
        </draw:custom-shape>
        <draw:frame draw:style-name="gr86" draw:text-style-name="P3" draw:layer="layout" svg:width="2.6cm" svg:height="2.384cm" svg:x="3.3cm" svg:y="1.2cm">
          <draw:text-box>
            <text:p>nav</text:p>
          </draw:text-box>
        </draw:frame>
        <draw:custom-shape draw:style-name="gr87" draw:text-style-name="P7" draw:layer="layout" svg:width="0.8cm" svg:height="0.8cm" svg:x="1.7cm" svg:y="1.3cm">
          <text:p text:style-name="P1">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4:48:11.943585821</meta:creation-date>
    <dc:date>2017-04-05T09:20:24.421464813</dc:date>
    <meta:editing-duration>PT26M36S</meta:editing-duration>
    <meta:editing-cycles>10</meta:editing-cycles>
    <meta:generator>LibreOffice/5.1.6.2$Linux_X86_64 LibreOffice_project/10m0$Build-2</meta:generator>
    <meta:document-statistic meta:object-count="203"/>
  </office:meta>
</office:document-meta>
</file>